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datenbankmodelle-entwickeln"/>Datenbankmodelle entwickeln<text:bookmark-end text:name="datenbankmodelle-entwickeln"/></text:h>
      <text:p text:style-name="First_20_paragraph">** Dieses Kapitel ist in Bearbeitung 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>
        <style:tab-stops/>
      </style:paragraph-properties>
      <style:text-properties style:font-name="Liberation Sans" fo:font-family="'Liberation Sans'" style:font-style-name="Standard" style:font-family-generic="swiss" style:font-pitch="variable" fo:font-size="1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7cm" fo:margin-bottom="0.21cm" loext:contextual-spacing="false" fo:keep-with-next="always"/>
      <style:text-properties style:font-name="Liberation Sans" fo:font-family="'Liberation Sans'" style:font-style-name="Standard" style:font-family-generic="swiss" style:font-pitch="variable" fo:font-size="22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text-indent="0.7cm" style:auto-text-indent="false" style:page-number="auto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101cm" fo:margin-bottom="0.4cm" loext:contextual-spacing="false" text:number-lines="false" text:line-number="0"/>
      <style:text-properties fo:font-size="90%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text-align="center" style:justify-single-word="false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text-align="center" style:justify-single-word="false"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loext:contextual-spacing="false"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cm" fo:margin-bottom="0.21cm" loext:contextual-spacing="false"/>
      <style:text-properties fo:font-size="2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21cm" loext:contextual-spacing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7cm" fo:margin-bottom="0cm" loext:contextual-spacing="false" fo:padding="0.049cm" fo:border="none">
        <style:tab-stops/>
      </style:paragraph-properties>
      <style:text-properties fo:font-size="1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loext:graphic-properties draw:fill="solid" draw:fill-color="#ffff99"/>
      <style:paragraph-properties fo:margin-left="0cm" fo:margin-right="0cm" fo:margin-top="0cm" fo:margin-bottom="0cm" loext:contextual-spacing="false" fo:text-indent="0cm" style:auto-text-indent="false" fo:background-color="#ffff99" fo:padding="0.101cm" fo:border="0.99pt solid #c9211e"/>
      <style:text-properties style:font-name="Liberation Mono" fo:font-family="'Liberation Mono'" style:font-style-name="Standard" style:font-family-generic="modern" style:font-pitch="fixed" fo:font-size="90%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90%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center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51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014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Liberation Mono" fo:font-family="'Liberation Mono'" style:font-style-name="Standard" style:font-family-generic="modern" style:font-pitch="fixed" fo:font-size="16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6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" officeooo:rsid="0016f576" officeooo:paragraph-rsid="0016f576"/>
    </style:style>
    <style:style style:name="MP2" style:family="paragraph" style:parent-style-name="Header">
      <style:paragraph-properties fo:text-align="start" style:justify-single-word="false"/>
      <style:text-properties fo:language="de" fo:country="" officeooo:rsid="0016f576" officeooo:paragraph-rsid="0016f576"/>
    </style:style>
    <style:style style:name="M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MT1" style:family="text">
      <style:text-properties fo:language="de" fo:country=""/>
    </style:style>
    <style:style style:name="MT2" style:family="text">
      <style:text-properties fo:language="de" fo:country="" officeooo:rsid="0020a353"/>
    </style:style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1.499cm" fo:margin-right="1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order-top="none" fo:border-bottom="0.99pt solid #000000" fo:border-left="none" fo:border-right="none" fo:padding="0cm" fo:background-color="transparent" style:dynamic-spacing="false" draw:fill="none" draw:fill-color="#729fcf"/>
      </style:header-style>
      <style:footer-style>
        <style:header-footer-properties fo:min-height="0.709cm" fo:margin-left="0cm" fo:margin-right="0cm" fo:margin-top="0.199cm" fo:border-top="0.99pt solid #000000" fo:border-bottom="none" fo:border-left="none" fo:border-right="none" fo:padding="0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Datenbanken. Eine Einführung mit Instahub</text:p>
      </style:header>
      <style:header-left>
        <text:p text:style-name="MP2">
          <text:chapter text:display="number" text:outline-level="1">1</text:chapter>
          <text:s/>
          <text:chapter text:display="name" text:outline-level="1">Vorwort</text:chapter>
        </text:p>
      </style:header-left>
      <style:footer>
        <text:p text:style-name="MP3">
          <text:span text:style-name="MT1">
            <text:file-name text:display="name-and-extension">instahubTemplate.odt</text:file-name>
          </text:span>
          <text:span text:style-name="MT1">
            <text:tab/>
          </text:span>
          <text:span text:style-name="MT1">
            <text:page-number text:select-page="current">3</text:page-number>
          </text:span>
          <text:span text:style-name="MT1">
            <text:tab/>
          </text:span>
          <text:span text:style-name="MT2">
            <text:user-defined style:data-style-name="N0" text:name="VersionODT">Version</text:user-defined>
          </text:span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1.1</meta:generator>
    <dc:title/>
    <dc:description/>
    <dc:subject/>
    <meta:keyword/>
    <dc:language>de</dc:language>
    <meta:initial-creator/>
    <dc:creator/>
    <meta:creation-date>2020-02-05T15:26:21Z</meta:creation-date>
    <dc:date>2020-02-05T15:26:21Z</dc:date>
    <meta:user-defined meta:name="VersionODT" meta:value-type="string">0.3 (05.02.2020)</meta:user-defined>
    <meta:user-defined meta:name="numbersections" meta:value-type="string">True</meta:user-defined>
  </office:meta>
</office:document-meta>
</file>